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Horizontal_20_Line">
      <style:text-properties fo:font-style="normal" style:font-style-asian="normal" style:font-style-complex="normal"/>
    </style:style>
    <style:style style:name="P10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 style:list-style-name="L12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7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8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9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11">
      <style:paragraph-properties fo:text-align="justify" style:justify-single-word="false"/>
    </style:style>
    <style:style style:name="P27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Horizontal_20_Line">
      <style:text-properties fo:font-style="normal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Cahier des charges</text:p>
          </table:table-cell>
        </table:table-row>
      </table:table>
      <text:p text:style-name="Standard"/>
      <text:p text:style-name="P2"/>
      <text:p text:style-name="P2"><text:span text:style-name="T3"><text:tab/>Ce document formalise le besoin et les contraintes de notre projet. Vous y trouverez :</text:span></text:p>
      <text:list xml:id="list707885008" text:style-name="L7">
        <text:list-item>
          <text:p text:style-name="P16"><text:span text:style-name="T3">Une description du projet</text:span></text:p>
        </text:list-item>
        <text:list-item>
          <text:p text:style-name="P16"><text:span text:style-name="T3">Les objectifs à atteindre</text:span></text:p>
        </text:list-item>
        <text:list-item>
          <text:p text:style-name="P16"><text:span text:style-name="T3">Les contraintes</text:span></text:p>
        </text:list-item>
        <text:list-item>
          <text:p text:style-name="P16"><text:span text:style-name="T3">La méthode d’évaluation du travail réalisé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><text:tab/>En complément de ce document, vous avez à votre disposition les documents suivants :</text:span></text:p>
      <text:list xml:id="list1788360397" text:style-name="L8">
        <text:list-item>
          <text:p text:style-name="P17"><text:span text:style-name="T4">config_environnement.odt </text:span><text:span text:style-name="T3">: décrit les configurations à apporter à vos environnements</text:span></text:p>
        </text:list-item>
        <text:list-item>
          <text:p text:style-name="P17"><text:span text:style-name="T4">Mangas-et-geometrie.pdf</text:span><text:span text:style-name="T3"> : la liste des figures géométriques </text:span></text:p>
        </text:list-item>
      </text:list>
      <text:p text:style-name="P5"/>
      <text:p text:style-name="P2"/>
      <text:p text:style-name="P2"/>
      <text:p text:style-name="P3"/>
      <text:p text:style-name="P6">Description du projet</text:p>
      <text:p text:style-name="Horizontal_20_Line"/>
      <text:p text:style-name="Text_20_body"/>
      <text:p text:style-name="P29"><text:tab/><text:span text:style-name="T1">L'application en cours de développement propose une interface de programmation (API) pour réaliser des dessins à partir de formes géométriques simples. </text:span></text:p>
      <text:p text:style-name="P29"><text:span text:style-name="T1"/></text:p>
      <text:p text:style-name="P30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30"/>
      <text:p text:style-name="P30"><text:tab/> Le thème choisi est: Mangas et géométrie. Vous aurez à dessiner des personnages de manga (relativement simples) à partir des formes géométriques citées ci-dessus.</text:p>
      <text:p text:style-name="P30"/>
      <text:p text:style-name="P30"><text:tab/>Ce projet permettra de mettre en évidence votre capacité à produire du code de qualité, fonctionnel en mode collaboratif.</text:p>
      <text:p text:style-name="P29"><text:tab/></text:p>
      <text:p text:style-name="P6">Objectifs</text:p>
      <text:p text:style-name="Horizontal_20_Line"/>
      <text:p text:style-name="P19"/>
      <text:p text:style-name="P20">Dans le temps imparti vous devez réaliser les tâches ci-dessous :</text:p>
      <text:p text:style-name="P20"/>
      <text:list xml:id="list546267433" text:style-name="L9">
        <text:list-item>
          <text:p text:style-name="P21">Le groupe 1 réalisera sur la partie gauche de l'écran le manga de la fiche N° 17. Le groupe 2 réalisera le manga de la fiche N° 18 sur la partie droite. Dans cette première étape, toutes les coordonnées pourront être saisies en chiffre directement dans le code.</text:p>
          <text:p text:style-name="P21"/>
        </text:list-item>
        <text:list-item>
          <text:p text:style-name="P21">La fiche <text:s/>N° 17 du groupe 1 devra être dessinée à droite et la fiche N° 18 du groupe 2 sera dessinée à gauche. Cette tâche doit être réalisée en ne modifiant que les coordonnées des points.</text:p>
          <text:p text:style-name="P21"/>
        </text:list-item>
        <text:list-item>
          <text:p text:style-name="P21">Reprendre l'objectif 1 mais en définissant un point initial pour chaque figure (par exemple le point à l'extrémité gauche). Puis, tous les autres points seront déduits de ce point initial (voir l'exemple PersonnageManga).</text:p>
        </text:list-item>
      </text:list>
      <text:p text:style-name="P18"/>
      <text:p text:style-name="P22">Chacun des objectifs énoncés ci-dessus devra faire l'objet d'une validation en commun avant la réalisation du suivant.</text:p>
      <text:p text:style-name="P7"/>
      <text:p text:style-name="P4">Contraintes</text:p>
      <text:p text:style-name="P9"/>
      <text:p text:style-name="P10"/>
      <text:p text:style-name="P23">Les contraintes ci-dessous devront être strictement respectées :</text:p>
      <text:p text:style-name="P23"/>
      <text:list xml:id="list1259325739" text:style-name="L10">
        <text:list-item>
          <text:p text:style-name="P24">Les membres d'un même groupe s'attribueront chacun la réalisation d'une partie du dessin.</text:p>
          <text:p text:style-name="P24"/>
        </text:list-item>
        <text:list-item>
          <text:p text:style-name="P24">Les dessins seront à l'échelle. L'unité de mesure est la taille du carreau de la grille en image de fond. Chaque carreau de forme carrée a un côté de dimension 50.</text:p>
          <text:p text:style-name="P24"/>
        </text:list-item>
        <text:list-item>
          <text:p text:style-name="P24">Les couleurs devront apparaître à l'identique lorsqu'il y en a dans la fiche à dessiner. S'il n'y a pas de couleur sur une partie du dessin, la liberté est laissée au développeur de choisir celle qu'il souhaite.</text:p>
          <text:p text:style-name="P24"/>
        </text:list-item>
        <text:list-item>
          <text:p text:style-name="P24">Le build jenkins devra rester stable tout au long de la phase de développement.</text:p>
          <text:p text:style-name="P24"/>
        </text:list-item>
        <text:list-item>
          <text:p text:style-name="P24">Les métriques sonar respecteront les contraintes ci-dessous :</text:p>
        </text:list-item>
      </text:list>
      <text:list xml:id="list1247979977" text:style-name="L11">
        <text:list-item>
          <text:list>
            <text:list-item>
              <text:list>
                <text:list-item>
                  <text:p text:style-name="P25">Documentation = 100 %</text:p>
                </text:list-item>
                <text:list-item>
                  <text:p text:style-name="P25">Issues Blocker, Critical, Major = 0</text:p>
                </text:list-item>
                <text:list-item>
                  <text:p text:style-name="P26"><text:span text:style-name="T2">Issues Minor : seules « Tabulation characters should not be used » et « Magic Number » sont autorisés.</text:span></text:p>
                </text:list-item>
                <text:list-item>
                  <text:p text:style-name="P26"><text:span text:style-name="T2">Unit test success = 100 %</text:span></text:p>
                </text:list-item>
              </text:list>
            </text:list-item>
          </text:list>
        </text:list-item>
      </text:list>
      <text:p text:style-name="P11"/>
      <text:p text:style-name="P10"/>
      <text:p text:style-name="P7">Évaluation</text:p>
      <text:p text:style-name="P9"/>
      <text:p text:style-name="P12"><text:tab/></text:p>
      <text:p text:style-name="P13">Les principes de la notation sont :</text:p>
      <text:p text:style-name="P13"/>
      <text:list xml:id="list958910684" text:style-name="L12">
        <text:list-item>
          <text:p text:style-name="P14">Chaque binôme démarre avec une note de 15/20.</text:p>
          <text:p text:style-name="P14"/>
        </text:list-item>
        <text:list-item>
          <text:p text:style-name="P14">Un binôme qui n'a cassé aucun build (dans jenkins) se voit attribuer un bonus de 1 point.</text:p>
          <text:p text:style-name="P14"/>
        </text:list-item>
        <text:list-item>
          <text:p text:style-name="P14">Lorsqu'un groupe atteint un objectif, tous les membres du groupe ont un bonus de 1 point.</text:p>
          <text:p text:style-name="P14"/>
        </text:list-item>
        <text:list-item>
          <text:p text:style-name="P14">Si les contraintes sur les métriques SONAR sont respectées à la fin du TP, tous les binômes ont un bonus de 1 point. </text:p>
          <text:p text:style-name="P14"/>
        </text:list-item>
        <text:list-item>
          <text:p text:style-name="P14">Si les contraintes sur les métriques SONAR ne sont pas respectées, tous les binômes ont un malus de 1 point.</text:p>
          <text:p text:style-name="P14"/>
        </text:list-item>
        <text:list-item>
          <text:p text:style-name="P14">Chaque fois qu'un binôme casse le build, il reçoit un malus de 0.5 point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0-17T00:40:32</dc:date>
    <dc:creator>etudiant </dc:creator>
    <meta:editing-duration>PT16H5M36S</meta:editing-duration>
    <meta:editing-cycles>389</meta:editing-cycles>
    <meta:document-statistic meta:table-count="1" meta:image-count="0" meta:object-count="0" meta:page-count="5" meta:paragraph-count="42" meta:word-count="596" meta:character-count="3492" meta:non-whitespace-character-count="2947"/>
  </office:meta>
</office:document-meta>
</file>